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07</text:p>
      <text:p text:style-name="P1"/>
      <text:p text:style-name="P2">Etap I</text:p>
      <text:p text:style-name="P2"/>
      <text:p text:style-name="P3">który polski reżyser dostał Oscara za całokształt <text:s text:c="41"/><text:span text:style-name="T1">Wajda</text:span></text:p>
      <text:p text:style-name="P3">jak w średniowieczu nazywano budynki mieszczące kramy z suknem <text:s text:c="7"/><text:span text:style-name="T1">sukiennice</text:span></text:p>
      <text:p text:style-name="P3">który zaczarowany instrument występuje w tytule opery Mozarta <text:s text:c="14"/><text:span text:style-name="T1">flet</text:span></text:p>
      <text:p text:style-name="P3">w którym roku zakończył sportową karierę David Beckham <text:s text:c="22"/><text:span text:style-name="T1"><text:s/>2013</text:span></text:p>
      <text:p text:style-name="P3">co jest przedmiotem zainteresowania dendrologa <text:s text:c="40"/><text:span text:style-name="T1"><text:s/>drzewa</text:span></text:p>
      <text:p text:style-name="P3">jak byli nazywani japońscy piloci samobójcy <text:s text:c="46"/><text:span text:style-name="T1"><text:s/>kamikaze</text:span></text:p>
      <text:p text:style-name="P3">która witamina przeważa w składzie masła: A, B czy C <text:s text:c="29"/><text:span text:style-name="T1"><text:s/>wit. A</text:span></text:p>
      <text:p text:style-name="P3">jak nazywa się rosyjskie jezioro do którego uchodzi 336 rzek <text:s text:c="19"/><text:span text:style-name="T1"><text:s/>Bajkał</text:span></text:p>
      <text:p text:style-name="P3">w którym wieku rozgrywa się akcja Trylogii Sienkieiwcza <text:s text:c="24"/><text:span text:style-name="T1"><text:s/>XVII w.</text:span></text:p>
      <text:p text:style-name="P3">czy bohaterska powieści Kraszewskiego Hrabina Kozel była postacią historyczną <text:s text:c="5"/><text:span text:style-name="T1">TAK</text:span></text:p>
      <text:p text:style-name="P3">z którego jezyka pochodzą giełdowe wyrażenia bessa i hossa <text:s text:c="21"/><text:span text:style-name="T1">francuski</text:span></text:p>
      <text:p text:style-name="P3">zupa z ziemnaków i kaszy oraz alkohol na miodzie i korzeniach mają tę samą nazwą</text:p>
      <text:p text:style-name="P4">krupnik</text:p>
      <text:p text:style-name="P3">czy ślepota barw zwana daltonizmem jest wrodzona czy nabyta <text:s text:c="17"/><text:span text:style-name="T1">wrodzona</text:span></text:p>
      <text:p text:style-name="P3">która kapusta zamiast dużej głowy tworzy wiele małych głowek <text:s text:c="16"/><text:span text:style-name="T1">brukselka</text:span></text:p>
      <text:p text:style-name="P3">kto obecnie pełni urząd prezydenta UEFA <text:s text:c="52"/><text:span text:style-name="T1">Platini</text:span></text:p>
      <text:p text:style-name="P3">ile razy do roku występuje na Ziemii równonoc <text:s text:c="43"/><text:span text:style-name="T1">dwa razy</text:span></text:p>
      <text:p text:style-name="P3">w którym panstwie leży miast Dniepropietrowsk <text:s text:c="40"/><text:span text:style-name="T1"><text:s/>Ukraina</text:span></text:p>
      <text:p text:style-name="P3">czy ekstaza to stan zachwytu i uniesienia czy wzburzenia <text:s text:c="26"/><text:span text:style-name="T1"><text:s/>uniesienia</text:span></text:p>
      <text:p text:style-name="P3">czyją żoną była mityczna Eurydyka <text:s text:c="61"/><text:span text:style-name="T1">Orfeusza</text:span></text:p>
      <text:p text:style-name="P3">dokóncz powiedzenie: w marcu jak w......... <text:s text:c="49"/><text:span text:style-name="T1">garncu</text:span></text:p>
      <text:p text:style-name="P3"/>
      <text:p text:style-name="P2">Etap II</text:p>
      <text:p text:style-name="P2"/>
      <text:p text:style-name="P3">czy po skrócie słowa major należy postawić kropkę <text:s text:c="35"/><text:span text:style-name="T1"><text:s text:c="2"/>NIE </text:span></text:p>
      <text:p text:style-name="P3">jak z francuskiego nazywa sie przedstawiciel dyplomatyczny zatrudniony jako specjalista w konkretnej dziedzinie <text:s text:c="84"/><text:span text:style-name="T1">attache</text:span></text:p>
      <text:p text:style-name="P3">w którym wieku żył rosyjski prozaik Nikołaj Gogol <text:s text:c="35"/><text:span text:style-name="T1"><text:s/>XIX w.</text:span></text:p>
      <text:p text:style-name="P3">mikroskop nazywany binokularem dostosowany jest do widzenia jednym czy obojgiem oczu <text:s text:c="116"/><text:span text:style-name="T1"><text:s/>oboje</text:span></text:p>
      <text:p text:style-name="P3">do którego państwa należą wyspy Riukiu <text:s text:c="57"/><text:span text:style-name="T1"><text:s text:c="2"/>Japonia</text:span></text:p>
      <text:p text:style-name="P3">co na wrocławskim pomniku trzyma w prawej ręce A. Fredro <text:s text:c="24"/><text:span text:style-name="T1"><text:s text:c="2"/>pióro</text:span></text:p>
      <text:p text:style-name="P3">berberys zwyczajny jakie ma kwiaty <text:s text:c="65"/><text:span text:style-name="T1"><text:s/>żółte</text:span></text:p>
      <text:p text:style-name="P3">w której części ciała znajduje się nerw trójdzielny w głowie czy w nodze <text:s text:c="7"/><text:span text:style-name="T1"><text:s/>głowa</text:span></text:p>
      <text:p text:style-name="P3">ile punktów znajduje się na tzw. mydle w dominie <text:s text:c="43"/><text:span text:style-name="T1"><text:s/>zero</text:span></text:p>
      <text:p text:style-name="P3">kto był ostatnim dowódcą AK <text:s text:c="74"/><text:span text:style-name="T1"><text:s text:c="2"/>Okulicki</text:span></text:p>
      <text:p text:style-name="P3">który z dwóch amerykańskich komików był gruby Flip czy Flap <text:s text:c="19"/><text:span text:style-name="T1"><text:s text:c="2"/>Flap</text:span></text:p>
      <text:p text:style-name="P3">w którym państwie stoi miasto Ems <text:s text:c="66"/><text:span text:style-name="T1"><text:s/>Niemcy</text:span></text:p>
      <text:p text:style-name="P3">jak brzmi tytuł księdza który jest pomocnikiem proboszcza <text:s text:c="28"/><text:span text:style-name="T1"><text:s/>wikary</text:span></text:p>
      <text:p text:style-name="P3">orka to ssak, ryba czy płaz <text:s text:c="80"/><text:span text:style-name="T1"><text:s/>ssak</text:span></text:p>
      <text:p text:style-name="P3">którą dyscyplinę sportu uprawia Leszek Kuzaj <text:s text:c="47"/><text:span text:style-name="T1"><text:s/>rajdy</text:span></text:p>
      <text:p text:style-name="P3">czy historyk i kronikarz Jan Długosz był świadkiem bitwy pod Grunwaldem <text:s text:c="3"/><text:span text:style-name="T1"><text:s text:c="2"/>NIE </text:span></text:p>
      <text:p text:style-name="P3">kinematografia którego państwa jest prezentowana na festiwalu Sputnik nad Polską <text:span text:style-name="T1"><text:s/>Rosja</text:span></text:p>
      <text:p text:style-name="P3"><text:soft-page-break/>ile osób pływa w składzie najliczniejszej osady wioślarskiej <text:s text:c="26"/><text:span text:style-name="T1"><text:s text:c="2"/>8+ sternik</text:span></text:p>
      <text:p text:style-name="P3">czy cesarz Kaligula zmarł śmiercią naturalną <text:s text:c="50"/><text:span text:style-name="T1"><text:s/>zamordowany</text:span></text:p>
      <text:p text:style-name="P3">nad którym jeziorem leży Toronto <text:s text:c="68"/><text:span text:style-name="T1">Ontario</text:span></text:p>
      <text:p text:style-name="P3">jakiego koloru są kryształki nadmanganianu potasu <text:s text:c="30"/><text:span text:style-name="T1"><text:s/>ciemnofioletowe</text:span></text:p>
      <text:p text:style-name="P3">ile par skrzydeł mają modliszki <text:s text:c="70"/><text:span text:style-name="T1">dwie</text:span></text:p>
      <text:p text:style-name="P3">jak miał na imię brat Tadeusza Łomnickiego <text:s text:c="50"/><text:span text:style-name="T1"><text:s text:c="2"/>Jan</text:span></text:p>
      <text:p text:style-name="P3">włoska minestrone to zupa rybna czy jarzynowa <text:s text:c="42"/><text:span text:style-name="T1"><text:s/>jarzynowa</text:span></text:p>
      <text:p text:style-name="P3">kto jest autorem powieście Pani Bowerry <text:s text:c="49"/><text:span text:style-name="T1"><text:s/>Gustav Flaubert</text:span></text:p>
      <text:p text:style-name="P3">w ktorym powstało wolne miasto Gdańsk <text:s text:c="52"/><text:span text:style-name="T1"><text:s text:c="2"/>1920</text:span></text:p>
      <text:p text:style-name="P3">jak nazywa się piaszczysto-kamienista pustynia w Chile <text:s text:c="31"/><text:span text:style-name="T1"><text:s/>Atacama</text:span></text:p>
      <text:p text:style-name="P3">jaki przydomek nosił baron van Minthoffen <text:s text:c="48"/><text:span text:style-name="T1"><text:s/>czerwony baron</text:span></text:p>
      <text:p text:style-name="P3">z ilu aktow składa się opera Moniuszki Verdum mobile <text:s text:c="34"/><text:span text:style-name="T1">jeden</text:span></text:p>
      <text:p text:style-name="P3">w którym mieście odbyły się w 1896 IO <text:s text:c="58"/><text:span text:style-name="T1">Ateny</text:span></text:p>
      <text:p text:style-name="P3">który szczyt jest wyższy Etna czy polskie Rysy <text:s text:c="45"/><text:span text:style-name="T1"><text:s text:c="2"/>Etna</text:span></text:p>
      <text:p text:style-name="P3">co znaczy łacińśkie tertium non datum <text:s text:c="38"/><text:span text:style-name="T1"><text:s text:c="2"/>trzeciej możliwości nie ma</text:span> <text:s text:c="6"/></text:p>
      <text:p text:style-name="P3">jaką nazwą nosi żydowskie święto obchodzone na przełomie lutego i marca na pamiątke ocalenia z niewoli perskiej <text:s text:c="68"/><text:span text:style-name="T1"><text:s/>Purim, święto losów</text:span></text:p>
      <text:p text:style-name="P3">jak nazywa się dzielnica Zakopanego w ktorej można zwiedzać muzeum Kasprowicza</text:p>
      <text:p text:style-name="P4">Harenda</text:p>
      <text:p text:style-name="P3">malaga to wino słodkie czy wytrawne <text:s text:c="56"/><text:span text:style-name="T1"><text:s/>słodkie</text:span></text:p>
      <text:p text:style-name="P3">jak nazywa się warstwa przejściowa miedzy troposferą a stratosferą <text:s text:c="8"/><text:span text:style-name="T1"><text:s/>tropopauza</text:span></text:p>
      <text:p text:style-name="P3"><text:s/></text:p>
      <text:p text:style-name="P2"/>
      <text:p text:style-name="P2">Etap III</text:p>
      <text:p text:style-name="P2"/>
      <text:p text:style-name="P3">kto w mitologi rzymskiej był mężem Junony <text:s text:c="47"/><text:span text:style-name="T1">Jupiter</text:span></text:p>
      <text:p text:style-name="P3">jak nazywają się góry zajmujące większą część Hondurasu <text:s text:c="25"/><text:span text:style-name="T1">Kordyliery</text:span></text:p>
      <text:p text:style-name="P3">jak nazywa się impreza artystyczna organizowana co dwa lata <text:s text:c="19"/><text:span text:style-name="T1"><text:s/>biennale</text:span></text:p>
      <text:p text:style-name="P3">czy agnat to krewny po mieczy czy po kądzieli <text:s text:c="44"/><text:span text:style-name="T1">po mieczu</text:span></text:p>
      <text:p text:style-name="P3">dokończy powiedzenie co ma piernik do <text:s text:c="54"/><text:span text:style-name="T1"><text:s/>wiatraka</text:span></text:p>
      <text:p text:style-name="P3">ktora litera jest obok litery q na standardowej klawiaturze <text:s text:c="27"/><text:span text:style-name="T1">literka w</text:span></text:p>
      <text:p text:style-name="P3">aerometr służy do pomiaru gęstości czy lepkości cieczy <text:s text:c="29"/><text:span text:style-name="T1"><text:s text:c="2"/>gęstość</text:span></text:p>
      <text:p text:style-name="P3">częścią którego oceanu jest morze irlandzkie <text:s text:c="46"/><text:span text:style-name="T1"><text:s text:c="2"/>Atlantyk</text:span></text:p>
      <text:p text:style-name="P3">Karol XVI Gustaw jest władcą którego państwa <text:s text:c="43"/><text:span text:style-name="T1">Szwecja </text:span></text:p>
      <text:p text:style-name="P3">czy John Galsworthy autor Sagi rodu Forsyte'ów <text:s/>dostał Nobla <text:s text:c="18"/><text:span text:style-name="T1"><text:s text:c="2"/>TAK</text:span></text:p>
      <text:p text:style-name="P3">komandor to stopien oficerski w której formacji wojskowej <text:s text:c="25"/><text:span text:style-name="T1">marynarka</text:span></text:p>
      <text:p text:style-name="P3">tytułowa postać Piątek z Pankracym <text:s/>to miś, pies czy kot <text:s text:c="28"/><text:span text:style-name="T1"><text:s/>pies</text:span></text:p>
      <text:p text:style-name="P3">z ktorej dynastii wywodził się Władysław Warneńczyk <text:s text:c="32"/><text:span text:style-name="T1">Jagiellonów</text:span></text:p>
      <text:p text:style-name="P3">ile województw graniczy z Niemcami <text:s text:c="56"/><text:span text:style-name="T1"><text:s text:c="3"/>trzy </text:span></text:p>
      <text:p text:style-name="P3">jak w XVIII w nazywało się stałe wojsko zaciężne utrzymywane z 1/4 dochodów królewskich <text:s text:c="95"/><text:span text:style-name="T1"><text:s/>wojsko kwarciane</text:span></text:p>
      <text:p text:style-name="P3">nauczycielem ktorego przedmiotu jest Adam Miauczyński bohater Dnia świra <text:s text:c="4"/><text:span text:style-name="T1">polskiego</text:span></text:p>
      <text:p text:style-name="P3">czy Józef Piłsudski był wybrany przez Zgromadzenie Narodowe na prezydenta Polski</text:p>
      <text:p text:style-name="P4">TAK, ale odmówił</text:p>
      <text:p text:style-name="P3">w której dyscyplinie sportowej stosuje się suples <text:s text:c="38"/><text:span text:style-name="T1"><text:s text:c="4"/>judo</text:span></text:p>
      <text:p text:style-name="P3">regionem administracyjnym którego kraju jest Owernia <text:s text:c="30"/><text:span text:style-name="T1"><text:s/>Francja</text:span></text:p>
      <text:p text:style-name="P3">który szkocki naukowiec był twórcą teorii pola elektromagnetycznego <text:s text:c="6"/><text:span text:style-name="T1"><text:s/>Maxwell</text:span></text:p>
      <text:p text:style-name="P3">matinka to wieczorowy czy poranny strój kobiety z dawnych czasów <text:s text:c="10"/><text:span text:style-name="T1">poranny</text:span></text:p>
      <text:p text:style-name="P3"><text:soft-page-break/>jak nazywa się metropolitalna policja w Londynie, nazwa pochodzi od ulicy na której mieściła się siedziba <text:s text:c="81"/><text:span text:style-name="T1"><text:s/>Scotland Yard</text:span></text:p>
      <text:p text:style-name="P3">wychowankiem którego filozofa greckiego był Aleksander III Macedoński <text:s text:c="6"/><text:span text:style-name="T1">Arystoteles</text:span></text:p>
      <text:p text:style-name="P3">szturmówka to niewielka chorągiew noszona w pochodach czy broń zakończona ostrym bagnetem <text:s text:c="97"/><text:span text:style-name="T1">chorągiew</text:span></text:p>
      <text:p text:style-name="P3">pod jakim drzewem wg Piesni o Rolandzie umarł główny bohater <text:s text:c="7"/><text:span text:style-name="T1">pod sosną</text:span></text:p>
      <text:p text:style-name="P3">co oznaczaja słowa Gaudeamus igitur <text:s text:c="52"/><text:span text:style-name="T1">radujmy się więc</text:span></text:p>
      <text:p text:style-name="P3">stolicą którego państwa jest Baku <text:s text:c="59"/><text:span text:style-name="T1">Azerbejdżan</text:span></text:p>
      <text:p text:style-name="P3">ktora bryła geometryczna dała nazwę kubizmowi <text:s text:c="33"/><text:span text:style-name="T1"><text:s/>sześcian</text:span></text:p>
      <text:p text:style-name="P3">ile dni miał każdy z 12 miesięcy w roku wg francuskiego kalendarza rewolucyjnego <text:s text:c="5"/><text:span text:style-name="T1">30</text:span></text:p>
      <text:p text:style-name="P3">czy wilcza jagoda występuje w Polsce <text:s text:c="51"/><text:span text:style-name="T1"><text:s/>TAK</text:span></text:p>
      <text:p text:style-name="P3">jak nazywa się stop złota z niklem i cynkiem <text:s text:c="40"/><text:span text:style-name="T1"><text:s text:c="2"/>białe złoto</text:span></text:p>
      <text:p text:style-name="P3">kto zagrał tytułowego Jancia Wodnika w filmie Jana Kolskiego <text:s text:c="13"/>F<text:span text:style-name="T1">ranciszek Pieczka</text:span></text:p>
      <text:p text:style-name="P3">jak nazywa się baza wojskowa w stanie Kentucky gdzie przechowywane są federalne rezerwy złota <text:s text:c="92"/><text:span text:style-name="T1">Fort Knox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11:01:47.07</meta:creation-date>
    <meta:document-statistic meta:table-count="0" meta:image-count="0" meta:object-count="0" meta:page-count="3" meta:paragraph-count="97" meta:word-count="859" meta:character-count="9167"/>
    <dc:date>2014-08-31T14:32:48.93</dc:date>
    <meta:editing-duration>PT00H02M22S</meta:editing-duration>
    <meta:editing-cycles>1</meta:editing-cycles>
    <meta:generator>OpenOffice.ux.pl/3.1$Win32 OpenOffice.org_project/310m11$Build-39399</meta:generator>
  </office:meta>
</office:document-meta>
</file>